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DelegatingSmartContextLoader.getAnnotationConfig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elegatingSmartContextLoader.getXml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elegatingSmartContextLoader.WebDelegatingSmartContext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